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family-generic="roman" style:font-pitch="variable" style:font-charset="x-symbol"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3.937cm" svg:height="2.54cm" svg:x="3.921cm" svg:y="3.913cm">
          <text:p text:style-name="P1">Sub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937cm" svg:height="2.54cm" svg:x="11.795cm" svg:y="3.794cm">
          <text:p text:style-name="P1">Result Type</text:p>
          <text:p text:style-name="P1">(Measur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937cm" svg:height="2.54cm" svg:x="7.858cm" svg:y="7.731cm">
          <text:p text:style-name="P1">Resul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3.937cm" svg:height="2.54cm" svg:x="7.858cm" svg:y="12.049cm">
          <text:p text:style-name="P1">Context</text:p>
          <text:p text:style-name="P1">(Assa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82cm" svg:y1="6.081cm" svg:x2="8.434cm" svg:y2="8.103cm" draw:start-shape="id1" draw:start-glue-point="9" draw:end-shape="id2" draw:end-glue-point="5" svg:d="m7282 6081 1152 2022">
          <text:p/>
        </draw:connector>
        <draw:connector draw:style-name="gr2" draw:text-style-name="P2" draw:layer="layout" draw:type="line" svg:x1="12.371cm" svg:y1="5.962cm" svg:x2="11.219cm" svg:y2="8.103cm" draw:start-shape="id3" draw:start-glue-point="7" draw:end-shape="id2" draw:end-glue-point="11" svg:d="m12371 5962-1152 2141">
          <text:p/>
        </draw:connector>
        <draw:connector draw:style-name="gr2" draw:text-style-name="P2" draw:layer="layout" draw:type="line" svg:x1="9.827cm" svg:y1="10.271cm" svg:x2="9.827cm" svg:y2="12.049cm" draw:start-shape="id2" draw:start-glue-point="8" draw:end-shape="id4" draw:end-glue-point="4" svg:d="m9827 10271v1778">
          <text:p/>
        </draw:connector>
        <draw:frame draw:style-name="gr3" draw:layer="layout" svg:width="4.583cm" svg:height="0.963cm" svg:x="4.556cm" svg:y="2.143cm">
          <draw:text-box>
            <text:p>Domain Model</text:p>
          </draw:text-box>
        </draw:frame>
        <draw:frame draw:style-name="gr3" draw:text-style-name="P3" draw:layer="layout" svg:width="2.161cm" svg:height="0.725cm" svg:x="3.286cm" svg:y="6.588cm">
          <draw:text-box>
            <text:p><text:span text:style-name="T1">1234567</text:span></text:p>
          </draw:text-box>
        </draw:frame>
        <draw:frame draw:style-name="gr3" draw:text-style-name="P3" draw:layer="layout" svg:width="1.399cm" svg:height="0.725cm" svg:x="13.7cm" svg:y="6.625cm">
          <draw:text-box>
            <text:p><text:span text:style-name="T1">IC50</text:span></text:p>
          </draw:text-box>
        </draw:frame>
        <draw:frame draw:style-name="gr3" draw:text-style-name="P3" draw:layer="layout" svg:width="2.161cm" svg:height="0.725cm" svg:x="3.287cm" svg:y="6.589cm">
          <draw:text-box>
            <text:p><text:span text:style-name="T1">1234567</text:span></text:p>
          </draw:text-box>
        </draw:frame>
        <draw:frame draw:style-name="gr3" draw:text-style-name="P3" draw:layer="layout" svg:width="1.802cm" svg:height="0.725cm" svg:x="11.922cm" svg:y="9.128cm">
          <draw:text-box>
            <text:p><text:span text:style-name="T1">0.2 nM</text:span></text:p>
          </draw:text-box>
        </draw:frame>
        <draw:frame draw:style-name="gr3" draw:text-style-name="P3" draw:layer="layout" svg:width="3.669cm" svg:height="1.715cm" svg:x="12.176cm" svg:y="12.62cm">
          <draw:text-box>
            <text:p><text:span text:style-name="T1">Target = TNF</text:span><text:span text:style-name="T2">a</text:span></text:p>
            <text:p><text:span text:style-name="T3">Solvent = DMSO</text:span></text:p>
            <text:p><text:span text:style-name="T3">Temp = 37 C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2T19:52:28.27</meta:creation-date>
    <dc:date>2012-06-02T20:00:39.99</dc:date>
    <meta:editing-duration>PT8M14S</meta:editing-duration>
    <meta:editing-cycles>1</meta:editing-cycles>
    <meta:document-statistic meta:object-count="13"/>
    <meta:generator>LibreOffice/3.4$Win32 LibreOffice_project/340m1$Build-402</meta:generator>
  </office:meta>
</office:document-meta>
</file>